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eryObjectModelImpl.needsSystemTr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eryObjectModelImpl.getSelecto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ueryObjectModelImpl.execute( long offset , long limi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eryObjectModelImpl.QueryObjectModelImpl( SessionImpl session , ItemManager itemMgr , SearchIndex index , PropertyTypeRegistry propReg , QueryObjectModelTree qom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eryObjectModelImpl.extractBindVariable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eryObjectModelImpl.visit( BindVariableValueImpl node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